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2EE22C32721604427C1.jpg" manifest:media-type="image/jpeg"/>
  <manifest:file-entry manifest:full-path="Pictures/10000000000000E1000000E1952DE9ADF701DF6B.png" manifest:media-type="image/png"/>
  <manifest:file-entry manifest:full-path="Pictures/1000020100000200000002007BF4198159418DC3.png" manifest:media-type="image/png"/>
  <manifest:file-entry manifest:full-path="Pictures/10000000000001DA000001505B816D4F730CC90D.jpg" manifest:media-type="image/jpeg"/>
  <manifest:file-entry manifest:full-path="Pictures/10000000000000E1000000E14296AB7BFF5E2F8E.jpg" manifest:media-type="image/jpeg"/>
  <manifest:file-entry manifest:full-path="Pictures/10000000000001DA000001634EB21B3E2634069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9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809cm" svg:height="3.809cm" svg:x="1.128cm" svg:y="6.081cm">
          <draw:image xlink:href="Pictures/1000020100000200000002007BF4198159418DC3.png" xlink:type="simple" xlink:show="embed" xlink:actuate="onLoad">
            <text:p/>
          </draw:image>
        </draw:frame>
        <draw:frame draw:style-name="gr2" draw:text-style-name="P1" draw:layer="layout" svg:width="3.539cm" svg:height="3.539cm" svg:x="5.462cm" svg:y="8.256cm">
          <draw:image xlink:href="Pictures/10000000000000E1000000E14296AB7BFF5E2F8E.jpg" xlink:type="simple" xlink:show="embed" xlink:actuate="onLoad">
            <text:p/>
          </draw:image>
        </draw:frame>
        <draw:frame draw:style-name="gr2" draw:text-style-name="P1" xml:id="id1" draw:id="id1" draw:layer="layout" svg:width="6.629cm" svg:height="4.699cm" svg:x="6.944cm" svg:y="15.732cm">
          <draw:image xlink:href="Pictures/10000000000001DA000001505B816D4F730CC90D.jpg" xlink:type="simple" xlink:show="embed" xlink:actuate="onLoad">
            <text:p/>
          </draw:image>
        </draw:frame>
        <draw:frame draw:style-name="gr3" draw:text-style-name="P1" xml:id="id4" draw:id="id4" draw:layer="layout" svg:width="5.047cm" svg:height="3.78cm" svg:x="15.224cm" svg:y="23.763cm">
          <draw:image xlink:href="Pictures/10000000000001DA000001634EB21B3E26340692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OpenFoodFacts</text:p>
            <text:p text:style-name="P1"/>
          </draw:image>
        </draw:frame>
        <draw:frame draw:style-name="gr2" draw:text-style-name="P1" draw:layer="layout" svg:width="3.937cm" svg:height="3.937cm" svg:x="14.462cm" svg:y="7.858cm">
          <draw:image xlink:href="Pictures/10000000000000E1000000E1952DE9ADF701DF6B.png" xlink:type="simple" xlink:show="embed" xlink:actuate="onLoad">
            <text:p/>
          </draw:image>
        </draw:frame>
        <draw:frame draw:style-name="gr2" draw:text-style-name="P1" xml:id="id2" draw:id="id2" draw:layer="layout" svg:width="1.542cm" svg:height="3.372cm" svg:x="10.634cm" svg:y="3.032cm">
          <draw:image xlink:href="Pictures/1000000000000157000002EE22C32721604427C1.jpg" xlink:type="simple" xlink:show="embed" xlink:actuate="onLoad">
            <text:p/>
          </draw:image>
        </draw:frame>
        <draw:custom-shape draw:style-name="gr4" draw:text-style-name="P1" draw:layer="layout" svg:width="2.794cm" svg:height="2.794cm" svg:x="10.271cm" svg:y="8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svg:x1="10.258cm" svg:y1="15.732cm" svg:x2="11.405cm" svg:y2="6.404cm" draw:start-shape="id1" draw:start-glue-point="0" draw:end-shape="id2" svg:d="M10258 15732v-4664h1147v-4664" svg:viewBox="0 0 1148 9329">
          <text:p/>
        </draw:connector>
        <draw:connector draw:style-name="gr5" draw:text-style-name="P2" draw:layer="layout" svg:x1="3.032cm" svg:y1="9.89cm" svg:x2="6.944cm" svg:y2="18.081cm" draw:start-shape="id3" draw:start-glue-point="2" draw:end-shape="id1" draw:end-glue-point="3" svg:d="M3032 9890v8191h3912" svg:viewBox="0 0 3913 8192">
          <text:p/>
        </draw:connector>
        <draw:connector draw:style-name="gr6" draw:text-style-name="P2" draw:layer="layout" svg:x1="10.258cm" svg:y1="20.431cm" svg:x2="17.747cm" svg:y2="23.763cm" draw:start-shape="id1" draw:start-glue-point="2" draw:end-shape="id4" svg:d="M10258 20431v1666h7489v1666" svg:viewBox="0 0 7490 3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20:06:03.896759544</meta:creation-date>
    <dc:date>2019-07-16T08:36:21.314177308</dc:date>
    <meta:editing-duration>PT18M54S</meta:editing-duration>
    <meta:editing-cycles>5</meta:editing-cycles>
    <meta:generator>LibreOffice/5.1.6.2$Linux_X86_64 LibreOffice_project/10m0$Build-2</meta:generator>
    <meta:document-statistic meta:object-count="10"/>
  </office:meta>
</office:document-meta>
</file>